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a7589" officeooo:paragraph-rsid="000a3dce" style:font-weight-asian="normal" style:font-weight-complex="normal"/>
    </style:style>
    <style:style style:name="P2" style:family="paragraph" style:parent-style-name="Standard">
      <style:text-properties fo:font-weight="normal" officeooo:rsid="00162755" officeooo:paragraph-rsid="000a3dce" style:font-weight-asian="normal" style:font-weight-complex="normal"/>
    </style:style>
    <style:style style:name="P3" style:family="paragraph" style:parent-style-name="Standard">
      <style:text-properties fo:font-weight="normal" officeooo:rsid="000a3dce" officeooo:paragraph-rsid="000a3dce" style:font-weight-asian="normal" style:font-weight-complex="normal"/>
    </style:style>
    <style:style style:name="P4" style:family="paragraph" style:parent-style-name="Standard">
      <style:text-properties fo:font-weight="normal" officeooo:rsid="000a3dce" officeooo:paragraph-rsid="000bf6bf" style:font-weight-asian="normal" style:font-weight-complex="normal"/>
    </style:style>
    <style:style style:name="P5" style:family="paragraph" style:parent-style-name="Standard">
      <style:text-properties fo:font-weight="normal" officeooo:rsid="000bf6bf" officeooo:paragraph-rsid="000bf6bf" style:font-weight-asian="normal" style:font-weight-complex="normal"/>
    </style:style>
    <style:style style:name="P6" style:family="paragraph" style:parent-style-name="Standard">
      <style:text-properties fo:font-weight="normal" officeooo:rsid="000bf6bf" officeooo:paragraph-rsid="000f0f5c" style:font-weight-asian="normal" style:font-weight-complex="normal"/>
    </style:style>
    <style:style style:name="P7" style:family="paragraph" style:parent-style-name="Standard">
      <style:text-properties fo:font-weight="normal" officeooo:rsid="00101c0f" officeooo:paragraph-rsid="00101c0f" style:font-weight-asian="normal" style:font-weight-complex="normal"/>
    </style:style>
    <style:style style:name="P8" style:family="paragraph" style:parent-style-name="Standard">
      <style:text-properties fo:font-weight="normal" officeooo:rsid="0010a750" officeooo:paragraph-rsid="0010a750" style:font-weight-asian="normal" style:font-weight-complex="normal"/>
    </style:style>
    <style:style style:name="P9" style:family="paragraph" style:parent-style-name="Standard">
      <style:text-properties fo:font-weight="normal" officeooo:rsid="0010b828" officeooo:paragraph-rsid="0010b828" style:font-weight-asian="normal" style:font-weight-complex="normal"/>
    </style:style>
    <style:style style:name="P10" style:family="paragraph" style:parent-style-name="Standard">
      <style:text-properties fo:font-weight="normal" officeooo:rsid="0011df97" officeooo:paragraph-rsid="0011df97" style:font-weight-asian="normal" style:font-weight-complex="normal"/>
    </style:style>
    <style:style style:name="P11" style:family="paragraph" style:parent-style-name="Standard">
      <style:text-properties fo:font-weight="normal" officeooo:rsid="0012b35c" officeooo:paragraph-rsid="0012b35c" style:font-weight-asian="normal" style:font-weight-complex="normal"/>
    </style:style>
    <style:style style:name="P12" style:family="paragraph" style:parent-style-name="Standard">
      <style:text-properties fo:font-weight="normal" officeooo:rsid="0012cf7e" officeooo:paragraph-rsid="0012cf7e" style:font-weight-asian="normal" style:font-weight-complex="normal"/>
    </style:style>
    <style:style style:name="P13" style:family="paragraph" style:parent-style-name="Standard">
      <style:text-properties fo:font-weight="normal" officeooo:rsid="00140fb0" officeooo:paragraph-rsid="00140fb0" style:font-weight-asian="normal" style:font-weight-complex="normal"/>
    </style:style>
    <style:style style:name="P14" style:family="paragraph" style:parent-style-name="Standard">
      <style:text-properties fo:font-weight="normal" officeooo:rsid="0017039c" officeooo:paragraph-rsid="0017039c" style:font-weight-asian="normal" style:font-weight-complex="normal"/>
    </style:style>
    <style:style style:name="P15" style:family="paragraph" style:parent-style-name="Standard">
      <style:text-properties fo:font-weight="normal" officeooo:rsid="00195b58" officeooo:paragraph-rsid="00195b58" style:font-weight-asian="normal" style:font-weight-complex="normal"/>
    </style:style>
    <style:style style:name="P16" style:family="paragraph" style:parent-style-name="Standard">
      <style:text-properties fo:font-weight="normal" officeooo:rsid="00196649" officeooo:paragraph-rsid="00196649" style:font-weight-asian="normal" style:font-weight-complex="normal"/>
    </style:style>
    <style:style style:name="P17" style:family="paragraph" style:parent-style-name="Standard">
      <style:text-properties fo:font-weight="normal" officeooo:rsid="001b3f8d" officeooo:paragraph-rsid="001b3f8d" style:font-weight-asian="normal" style:font-weight-complex="normal"/>
    </style:style>
    <style:style style:name="P18" style:family="paragraph" style:parent-style-name="Standard">
      <style:text-properties fo:font-weight="bold" officeooo:rsid="001a7589" officeooo:paragraph-rsid="000a3dce" style:font-weight-asian="bold" style:font-weight-complex="bold"/>
    </style:style>
    <style:style style:name="P19" style:family="paragraph" style:parent-style-name="Standard">
      <style:text-properties fo:font-weight="bold" officeooo:rsid="00162755" officeooo:paragraph-rsid="000a3dce" style:font-weight-asian="bold" style:font-weight-complex="bold"/>
    </style:style>
    <style:style style:name="P20" style:family="paragraph" style:parent-style-name="Standard">
      <style:text-properties fo:font-weight="bold" officeooo:rsid="000a3dce" officeooo:paragraph-rsid="000a3dce" style:font-weight-asian="bold" style:font-weight-complex="bold"/>
    </style:style>
    <style:style style:name="P21" style:family="paragraph" style:parent-style-name="Standard">
      <style:text-properties fo:font-weight="bold" officeooo:rsid="000bf6bf" officeooo:paragraph-rsid="000bf6bf" style:font-weight-asian="bold" style:font-weight-complex="bold"/>
    </style:style>
    <style:style style:name="P22" style:family="paragraph" style:parent-style-name="Standard">
      <style:text-properties fo:font-weight="bold" officeooo:rsid="00101c0f" officeooo:paragraph-rsid="00101c0f" style:font-weight-asian="bold" style:font-weight-complex="bold"/>
    </style:style>
    <style:style style:name="P23" style:family="paragraph" style:parent-style-name="Standard">
      <style:text-properties fo:font-weight="bold" officeooo:rsid="0010b828" officeooo:paragraph-rsid="0010b828" style:font-weight-asian="bold" style:font-weight-complex="bold"/>
    </style:style>
    <style:style style:name="P24" style:family="paragraph" style:parent-style-name="Standard">
      <style:text-properties fo:font-weight="bold" officeooo:rsid="0011df97" officeooo:paragraph-rsid="0011df97" style:font-weight-asian="bold" style:font-weight-complex="bold"/>
    </style:style>
    <style:style style:name="P25" style:family="paragraph" style:parent-style-name="Standard">
      <style:text-properties fo:font-weight="bold" officeooo:rsid="0012b35c" officeooo:paragraph-rsid="0012b35c" style:font-weight-asian="bold" style:font-weight-complex="bold"/>
    </style:style>
    <style:style style:name="P26" style:family="paragraph" style:parent-style-name="Standard">
      <style:text-properties fo:font-weight="bold" officeooo:rsid="00140fb0" officeooo:paragraph-rsid="00140fb0" style:font-weight-asian="bold" style:font-weight-complex="bold"/>
    </style:style>
    <style:style style:name="P27" style:family="paragraph" style:parent-style-name="Standard">
      <style:text-properties fo:font-weight="bold" officeooo:rsid="0017039c" officeooo:paragraph-rsid="0017039c" style:font-weight-asian="bold" style:font-weight-complex="bold"/>
    </style:style>
    <style:style style:name="P28" style:family="paragraph" style:parent-style-name="Standard">
      <style:text-properties fo:font-weight="bold" officeooo:rsid="00195b58" officeooo:paragraph-rsid="00195b58" style:font-weight-asian="bold" style:font-weight-complex="bold"/>
    </style:style>
    <style:style style:name="P29" style:family="paragraph" style:parent-style-name="Standard">
      <style:text-properties fo:font-weight="bold" officeooo:rsid="00196649" officeooo:paragraph-rsid="00196649" style:font-weight-asian="bold" style:font-weight-complex="bold"/>
    </style:style>
    <style:style style:name="P30" style:family="paragraph" style:parent-style-name="Standard">
      <style:text-properties fo:font-weight="bold" officeooo:rsid="001aa880" officeooo:paragraph-rsid="001aa880" style:font-weight-asian="bold" style:font-weight-complex="bold"/>
    </style:style>
    <style:style style:name="P31" style:family="paragraph" style:parent-style-name="Standard">
      <style:text-properties fo:font-weight="bold" officeooo:rsid="001b3f8d" officeooo:paragraph-rsid="001b3f8d" style:font-weight-asian="bold" style:font-weight-complex="bold"/>
    </style:style>
    <style:style style:name="P32" style:family="paragraph" style:parent-style-name="Standard">
      <style:text-properties fo:font-weight="bold" officeooo:rsid="001bbd90" officeooo:paragraph-rsid="001bbd90" style:font-weight-asian="bold" style:font-weight-complex="bold"/>
    </style:style>
    <style:style style:name="T1" style:family="text">
      <style:text-properties officeooo:rsid="001a7589"/>
    </style:style>
    <style:style style:name="T2" style:family="text">
      <style:text-properties officeooo:rsid="001ee7b7"/>
    </style:style>
    <style:style style:name="T3" style:family="text">
      <style:text-properties officeooo:rsid="000a3dce"/>
    </style:style>
    <style:style style:name="T4" style:family="text">
      <style:text-properties officeooo:rsid="000bf6bf"/>
    </style:style>
    <style:style style:name="T5" style:family="text">
      <style:text-properties officeooo:rsid="000f0f5c"/>
    </style:style>
    <style:style style:name="T6" style:family="text">
      <style:text-properties officeooo:rsid="00140fb0"/>
    </style:style>
    <style:style style:name="T7" style:family="text">
      <style:text-properties officeooo:rsid="00152d85"/>
    </style:style>
    <style:style style:name="T8" style:family="text">
      <style:text-properties officeooo:rsid="001cbffa"/>
    </style:style>
    <style:style style:name="T9" style:family="text">
      <style:text-properties officeooo:rsid="001f6c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LIDE <text:span text:style-name="T4">1</text:span>1</text:p>
      <text:p text:style-name="P18"/>
      <text:p text:style-name="P2">Olá Pessoal, </text:p>
      <text:p text:style-name="P19"/>
      <text:p text:style-name="P2"><text:span text:style-name="T1">Aqui é o </text:span>Pr<text:span text:style-name="T2">o</text:span>f. Wagner do Dept. de Estatística da UFPR <text:span text:style-name="T9">e esse é o </text:span>curso de estatística Básica.</text:p>
      <text:p text:style-name="P3">Nesta aula vamos continuar com o Capítulo 1 do livro texto “<text:span text:style-name="T1">Introdução à análise Exploratória de dados”. </text:span>Especificamente vamos discutir a forma padrão de organizar os dados para uma analise estatística, a construção de tabelas de frequências e as representações gráficas mais populares.</text:p>
      <text:p text:style-name="P3"/>
      <text:p text:style-name="P20">SLIDE <text:span text:style-name="T4">1</text:span>2</text:p>
      <text:p text:style-name="P3"/>
      <text:p text:style-name="P4">Como exemplo condutor vamos usar os dados <text:span text:style-name="T4">da </text:span>Tabela 1.1 que estão disponíveis na pg 7 do livro texto. <text:span text:style-name="T4">Os dados se referem a uma pesquisa estudantil. </text:span>Um arquivo .csv com estes dados está disponível na página da disciplina.</text:p>
      <text:p text:style-name="P3"/>
      <text:p text:style-name="P3">O co<text:span text:style-name="T4">n</text:span>junto de dados conta com 14 variáveis conforme segue:</text:p>
      <text:p text:style-name="P3"><text:s/></text:p>
      <text:p text:style-name="P3">LER O CONTEÚDO DAS VARIÁVEIS</text:p>
      <text:p text:style-name="P5">MOSTRAR o ARQUIVO .csv e explicar livremente o conteudo.</text:p>
      <text:p text:style-name="P3"/>
      <text:p text:style-name="P21">SLIDE 13</text:p>
      <text:p text:style-name="P3"/>
      <text:p text:style-name="P5">A partir de um conjunto de dados a questão que surge é </text:p>
      <text:p text:style-name="P5"/>
      <text:p text:style-name="P5">como extrair informações a respeito de uma ou mais características de interesse?</text:p>
      <text:p text:style-name="P5">Note que a Tabela como apresentada é de dificil interpretação, mesmo este sendo um conjunto de dados muito pequeno. Apenas olhando para a tabela bruta de dados quase nenhum<text:span text:style-name="T5">a</text:span> informação pode ser obtida facilmente. </text:p>
      <text:p text:style-name="P5"/>
      <text:p text:style-name="P5">Assim, precisamos de técnicas que nos ajudem <text:span text:style-name="T5">a</text:span> de certa forma resumir o que os dados trazem. Para isso temos duas opções básicas.</text:p>
      <text:p text:style-name="P5"/>
      <text:p text:style-name="P5">Tabelas de frequência e </text:p>
      <text:p text:style-name="P5">Gráficos.</text:p>
      <text:p text:style-name="P5"/>
      <text:p text:style-name="P5">Para ambas a natureza dos dados é muito importante.</text:p>
      <text:p text:style-name="P5">Vamos olhar a Tabela de dados com mais cuidado.</text:p>
      <text:p text:style-name="P1"/>
      <text:p text:style-name="P21">SLIDE 14</text:p>
      <text:p text:style-name="P21"/>
      <text:p text:style-name="P5">A Tabela tipica deve conter variáveis nas Colunas e indivíduos ou amostras nas linhas.</text:p>
      <text:p text:style-name="P5">Por exemplo, o Id é apenas um código identificador de indivíduo. Cada coluna contêm uma informação sobre o indivíduo 1. Por exemplo, sua tu<text:span text:style-name="T9">r</text:span>ma que neste caso é A, o sexo Feminino, a Idade 17 anos, o peso 60,5 kg número de filhos na família, se é fumante neste caso NAO e assim por diante.</text:p>
      <text:p text:style-name="P5">O importante é cada variável em uma coluna e cada amostra em uma linha.</text:p>
      <text:p text:style-name="P5">Simples e eficiente.</text:p>
      <text:p text:style-name="P5"/>
      <text:p text:style-name="P5">Como também fica evidente nem todas as colunas tem o mesmo tipo de dados. Por exemplos, as colunas Turma, Seco e Fuma são rótulos o<text:span text:style-name="T5">u</text:span> nomes e não existe uma <text:span text:style-name="T9">hierarquia</text:span> natural entre seus níveis. Neste caso temos o que chama-se de uma variável qualitativa nominal. Ou seja, a variável é uma qualidade (em geral um nome) e não tem nenhum<text:span text:style-name="T5">a</text:span> ordem natural. Não faz sentido dizer que <text:soft-page-break/>turma A é maior, menor ou melhor ou pior que turma B. O mesmo vale para o sexo e o hábito de fumar.</text:p>
      <text:p text:style-name="P5"/>
      <text:p text:style-name="P5">Porém existem outras variáveis que também são rótulos ou nomes, mas que existe uma ordem natural. Por exemplo, Tolerância ao cigarro tem as seguintes opções Indiferente, incomoda pouco ou incomoda muito. Note <text:span text:style-name="T5">que neste caso </text:span>existe uma ordem natural. Nestes casos dizemos que temos uma variável qualitativa ordinal.</text:p>
      <text:p text:style-name="P5"/>
      <text:p text:style-name="P5">Além disso temos variáveis que são quantidades e por isso as chamaremos de variáveis quantitativas que podem ser discretas ou contínuas. </text:p>
      <text:p text:style-name="P5">Variáveis discretas são aquelas que podem assumir apenas um número finito ou contável de valores. Como exemplo<text:span text:style-name="T5">s</text:span> temos a Idade em anos, o número de filhos, horas de atividade fisica, número de vezes que vai ao cinema, horas assistindo TV. Em geral são fenômenos que podemos contar.</text:p>
      <text:p text:style-name="P5">Por outro lado, <text:span text:style-name="T5">existem</text:span> variáveis que são quantitativas mas que não podem ser contadas, mas devem ser medidas. Por exemplo, altura e peso exigem um instrumento de medição. São variáveis quantitativas que podem assumir um número <text:span text:style-name="T5">potencialmente </text:span>infinito de valores e portant<text:span text:style-name="T9">o</text:span> são chamadas de variáveis quantitativas contínuas. </text:p>
      <text:p text:style-name="P5"/>
      <text:p text:style-name="P21">SLIDE 15</text:p>
      <text:p text:style-name="P21"/>
      <text:p text:style-name="P5">A Figura do Slide 15 resume os tipos de variáveis possíveis em um base de dados tradicional.</text:p>
      <text:p text:style-name="P5">Então, temos as quantitativas que se pode contar (discreta) que se deve medir (contínuas).</text:p>
      <text:p text:style-name="P5">E temos as qualidades que não tem hierarquia (nominais) e com hierarquia (ordinal).</text:p>
      <text:p text:style-name="P5">A identificação do tipo da variável é muito importante porque a escolha da forma de resumir a variável depende de seu tipo. A seguir vamos ver as principais ferramentas para descrever o comportamento de acordo com o tipo da variável.</text:p>
      <text:p text:style-name="P5"/>
      <text:p text:style-name="P21">SLIDE 16</text:p>
      <text:p text:style-name="P21"/>
      <text:p text:style-name="P5">As Tabelas de frequencia são <text:span text:style-name="T5">uma das formas mais simples de resumir as informações de um conjunto de dados. </text:span>Em geral temos três tipos de frequências que podemos calcular baseado na tabela de dados brutos.</text:p>
      <text:p text:style-name="P5"/>
      <text:p text:style-name="P5">A frequencia absoluta <text:span text:style-name="T5">que</text:span> é simplesmente contar quantos indivíduos apresentam certa caracterítica ou valor.</text:p>
      <text:p text:style-name="P5"/>
      <text:p text:style-name="P5">A frequencia relativa é quantos indivíduos apresentam certa característica ou valor, porém em relação ao total de indivíduos. Ou seja, é a razão entre quantos tem a caracteristica e o total.</text:p>
      <text:p text:style-name="P5"/>
      <text:p text:style-name="P5">Por fim, a frequencia acumulada que é adequada apenas para qualitativas ordinais ou quantitativas discretas <text:span text:style-name="T5">e continuas</text:span> é a frequencia acumulada até um certo valor e é obtida pela soma das frequencias de todos os valores da variável, menores ou iguais ao valor considerado. </text:p>
      <text:p text:style-name="P5"/>
      <text:p text:style-name="P5">Para ficar mais claro estes conceitos vamos ver alguns ex<text:span text:style-name="T5">e</text:span>mplos.</text:p>
      <text:p text:style-name="P5"/>
      <text:p text:style-name="P21">SLIDE 17</text:p>
      <text:p text:style-name="P21"/>
      <text:p text:style-name="P6"><text:span text:style-name="T5">C</text:span>onsiderando a variavel sexo que é qualitativa nominal <text:span text:style-name="T5">a tabela de frequencias absoluta e relativa tem a seguinte forma: </text:span>Note que temos na esquerda os níveis da variável de interesse <text:span text:style-name="T5">neste caso Feminino e Masculino </text:span>e no corpo da tabela o número de mulheres no caso 37 e homens 13. Na coluna fi temos a frequencia relativa, ou seja, 37/50 e 13/50. Neste caso, não faz sentido calcular frequencia acumulada. Note também que a ordem em que apresentamos os níveis da variável é <text:soft-page-break/>arbitrária.</text:p>
      <text:p text:style-name="P6"/>
      <text:p text:style-name="P22">SLIDE 18</text:p>
      <text:p text:style-name="P5"/>
      <text:p text:style-name="P7">Na sequencia apresento a tabela de frequencias da variável Opinião a respeito da TV que tem como níveis R – ruim, M – media, B – boa e N – Não sabe. Novamente no corpo da Tabela apresentamos as frequencias abosluta, relativa e neste caso também a acumulada. </text:p>
      <text:p text:style-name="P7">Neste caso, temos que 39 dos estudantes entrevistados consideram a programa<text:span text:style-name="T9">ção</text:span> da TV ruim, o que representa 78% dos respondentes. Além disso, temos que 80% dos respondentes consideram a programa<text:span text:style-name="T9">ção</text:span> ruim ou média. Por fim, é usual inserir uma última linha com os totais absoluto e relativo que será sempre 1. Alguns comentários sobre a construção da tabela. </text:p>
      <text:p text:style-name="P7">- Para variáveis qualitativas ordinais é usual apresentar os níveis da variável em sua ordem natural que pode ser do pior para o melhor como mostrado nesta tabela ou do melhor para o pior. Dependendo do objetivo da analise e da discussão sendo feito uma ou outra opção pode ser mais adequada. Note que no caso o Não sabe foi apresentado por último em geral porque temos menos interesse neste nivel da variável, mas poderia também ser apresentado primeiro.</text:p>
      <text:p text:style-name="P7">- Note que as lateriais abertas é o que caracteriza uma Tabela. Caso as lateriais sejam fechadas seria um quadro.</text:p>
      <text:p text:style-name="P7"/>
      <text:p text:style-name="P22">SLIDE 19</text:p>
      <text:p text:style-name="P5"/>
      <text:p text:style-name="P7">Um outro example agora para uma variável quantitativa discretas, neste caso a idade.</text:p>
      <text:p text:style-name="P7">A ideía é a mesma da Tabela anterior. Tomar cuidado com a ordem com a qual se apresenta os níveis da variável na Tabela. Em geral do menor para o maior. Apresenta-se as frequencias aboslutas, relativa e acumulada. Por exemplo, temos que 90% dos respondentes tem até 22 anos de Idade. E que 22 anos é a classe modal, ou seja, a classe com maior frequencia.</text:p>
      <text:p text:style-name="P7"/>
      <text:p text:style-name="P22">SLIDE 20</text:p>
      <text:p text:style-name="P22"/>
      <text:p text:style-name="P7">Até aqui vimos com<text:span text:style-name="T9">o</text:span> construir Tabelas de frequencia para variáveis qualitativas nomial e ordinal e quantitativa discretas. Para variáveis quantitaticas contínuas não podemos usar a mesma estratégia que para as demais, uma vez que a variável é contínua terá muitos valores distintos o que vai tornar a Tabela de frequencia muito grande e consequentemente não atenderá o objetivo de resumir os dados. </text:p>
      <text:p text:style-name="P7">A solução é criar classes ou faixas de valores e contar o número de ocorrências dentro destas classes.</text:p>
      <text:p text:style-name="P7">Existem diversas formas de definir classes, em geral em software estatísticos existem metodologias implementadas para fazer tal construção. Neste curso vamos usar apenas a mais básica que consistem em:</text:p>
      <text:p text:style-name="P7"/>
      <text:p text:style-name="P7">Definir a amplitude da classe de forma a ter entre 5 e 8 classes no total e de amplitude igual ou semelhante.</text:p>
      <text:p text:style-name="P7">Identificar os valores minimo e maximo da variável e construir as classes de maneira a incluir todos os valores.</text:p>
      <text:p text:style-name="P7"/>
      <text:p text:style-name="P7">As classes podem seguir dois formatos básicos:</text:p>
      <text:p text:style-name="P7"/>
      <text:p text:style-name="P7">Intervalos abertos a a direito, ou seja Inclui a e não b ou</text:p>
      <text:p text:style-name="P7">intervalo aberto a esquerda, ou seja, não inclui a e inclui b.</text:p>
      <text:p text:style-name="P7"/>
      <text:p text:style-name="P7">Nos iremos usar sempre o primeiro e recomendo que na prática também se use sempre intervalos abertos a direita. É a forma mais natural e popular de construir classes para variáveis quantitativas <text:soft-page-break/>contínuas. Na sequencia vamos ver como fica a Tabela de frequência para a variável quantitativa Peso.</text:p>
      <text:p text:style-name="P7"/>
      <text:p text:style-name="P22">SLIDE 21</text:p>
      <text:p text:style-name="P7"/>
      <text:p text:style-name="P7">Neste caso construímos 6 classes de amplitude 10.</text:p>
      <text:p text:style-name="P7">Usamos intervalos aberto a esquerda.</text:p>
      <text:p text:style-name="P7">Assim, temos que 22 pessoas tem entre 50 e 60 kg o que corresponde a 44% da amostra. </text:p>
      <text:p text:style-name="P7">Além disso, temos que 60% dos respondentes tem até 60kg. L<text:span text:style-name="T9">e</text:span>mbre-se que caso uma pessoa tenha exatamente 60kg ela será contada na classe [60,70).</text:p>
      <text:p text:style-name="P7"/>
      <text:p text:style-name="P22">SLIDE 22</text:p>
      <text:p text:style-name="P22"/>
      <text:p text:style-name="P7">Um outro caso que ocorre muito na prática é uma variável quantitativa discreta porém com muitos valo<text:span text:style-name="T9">r</text:span>es distintos. Considere por exemplo a variável TV – horas gastas assistindo TV. </text:p>
      <text:p text:style-name="P8">É naturalmente um<text:span text:style-name="T9">a</text:span> contagem e portanto discreta poré<text:span text:style-name="T9">m</text:span> com muitos valores. Nestes casos a estratégia é seguir a ideia usada para variáveis contínuas, ou seja, construir classes <text:span text:style-name="T9">d</text:span>e amplitude semelhantes.</text:p>
      <text:p text:style-name="P8">Neste <text:span text:style-name="T9">caso </text:span>construímos uma Tabela com 6 classes de am<text:span text:style-name="T9">p</text:span>litude 6. A interpretação é identica aos outros casos.</text:p>
      <text:p text:style-name="P8"/>
      <text:p text:style-name="P23">SLIDE 23</text:p>
      <text:p text:style-name="P23"/>
      <text:p text:style-name="P9">As Tabelas de frequencias são excelentes formas de resumir a informação contida em uma base de dados. Porém, em alguns casos elas podem ser de dificil interpretação devido ao tamanho e outras formas de visualização podem ser usadas para auxiliar a interpretação dos resultados.</text:p>
      <text:p text:style-name="P9"/>
      <text:p text:style-name="P9">Novamente para cada tipo de variável temos o tipo de gráfico adequado.</text:p>
      <text:p text:style-name="P9">Neste curso vamos discutir brevemente as formas mais simples de visualização gráfica. </text:p>
      <text:p text:style-name="P9">Especificamente, vamos discutir</text:p>
      <text:p text:style-name="P9"/>
      <text:p text:style-name="P9">- Diagrama circular ou gráfico de pizza;</text:p>
      <text:p text:style-name="P9">- Gráficos de barras</text:p>
      <text:p text:style-name="P9">- Histogramas</text:p>
      <text:p text:style-name="P9">- Boxplots.</text:p>
      <text:p text:style-name="P9"/>
      <text:p text:style-name="P9">A analise exploratória de dados vem crescendo e ganhando importância nos últimos anos e criando uma série de novas formas de visualização incluindo visualizações interativas, gráficos em 3D e muitos mais. Virou praticamente uma nova disciplina dentro da estatísitca. Neste curso básico vamos apenas mostrar as técnicas mais simples, mas que são a base para o desenvolvimento das visualizações modernas.</text:p>
      <text:p text:style-name="P9"/>
      <text:p text:style-name="P23">SLIDE 24</text:p>
      <text:p text:style-name="P23"/>
      <text:p text:style-name="P10">Uma das formas mais populares de apresentar os resultados de uma Tabela de frequência é através do gráfico de setores ou pizza. Basicamente o tamanho da fatia é a proporção de indivíduos com a característica. Aqui apresento o gráfico de setores para as variaveis Sexo e Tolerancia ao cigarro.</text:p>
      <text:p text:style-name="P10">Em geral este gráfico é usado para representar variáveis qualitaticas nominais ou ordinais.</text:p>
      <text:p text:style-name="P10">Não é indicado para quantitivas discretas ou contínuas.</text:p>
      <text:p text:style-name="P10"/>
      <text:p text:style-name="P10">Em geral recomendo cuidado no uso deste gráfico porque pode ser de dificil interpretação.</text:p>
      <text:p text:style-name="P10"/>
      <text:p text:style-name="P24"><text:soft-page-break/>SLIDE 25</text:p>
      <text:p text:style-name="P24"/>
      <text:p text:style-name="P10">Uma altenativa ao gráfico de setores é o gráfico de barras. </text:p>
      <text:p text:style-name="P10">Também adequado para qualitativas nominais e ordinais podem também ser usado para quantitativas discretas com poucos valores.</text:p>
      <text:p text:style-name="P10">Neste gráfico a altura das barras representa a frequencia que pode ser absoluta ou relativa.</text:p>
      <text:p text:style-name="P10">Aqui apresento o gráfico de barras em frequencia absoluta e relativa para as variáveis Idade e número de filhos na família. Note que no eixo vertical temos as frequencias e no eixo horizontal o nome das classes.</text:p>
      <text:p text:style-name="P10"/>
      <text:p text:style-name="P25">SLIDE 26</text:p>
      <text:p text:style-name="P25"/>
      <text:p text:style-name="P11">Para variáveis quantitativas contínuas o gráfico mais popular é o histograma. </text:p>
      <text:p text:style-name="P11">O histograma é parecido com o gráfico de barras, porém as barras são apresentadas unidas de forma a dar a ídeia de continuidade. Além disso, no eixo vertical é apresentada a densidade e não a frequencia relativa ou absoluta.</text:p>
      <text:p text:style-name="P11"/>
      <text:p text:style-name="P11">A densidade é obtida pela razão entre a frequencia relativa e a amplitude da classe. De como que se <text:s/>calculada a área de cada retangulo será igual a frequencia relativa da respectiva classe. </text:p>
      <text:p text:style-name="P11"/>
      <text:p text:style-name="P12">A interpretação é simples onde a altura das barras indicam a frequencia de ocorrencia da classe.</text:p>
      <text:p text:style-name="P12">O objetivo é ter uma visão geral da forma como os valores da variável de interesse estão distribuídos sob as classes.</text:p>
      <text:p text:style-name="P11"/>
      <text:p text:style-name="P25">SLIDE 27</text:p>
      <text:p text:style-name="P25"/>
      <text:p text:style-name="P12">Uma característica importante a ser observada em um histograma é a simetria ou assimetria.</text:p>
      <text:p text:style-name="P12">No Slide 27 apresento três histogramas. Note que neste primeiro histograma a maior parte da massa da distribuição está a direita fazendo com que a cauda esquerda seja mais longa. Neste caso dizemos que temos assimetria à esquerda. </text:p>
      <text:p text:style-name="P12">No extremo direito temos o contrário a maioria da massa esta a direita sendo a cauda esquerda mais longa ou pesada. Neste caso dizemos que temos assimetria à direita.</text:p>
      <text:p text:style-name="P12"/>
      <text:p text:style-name="P12">Por fim, no histograma do centro temos um histograma simétrico. <text:span text:style-name="T6">Note que na porção superior de cada histograma é apresentado um outro gráfico. Estes são os chamada boxplots que serão discutidos na sequência. </text:span></text:p>
      <text:p text:style-name="P12"/>
      <text:p text:style-name="P26">SLIDE 28</text:p>
      <text:p text:style-name="P26"/>
      <text:p text:style-name="P13">Para construir boxplots antes precisamos definir algumas medidas de posição. </text:p>
      <text:p text:style-name="P13">A Mediana é o valor que divide o conjunto de dados ordenado em dois subgrupos de mesmo tamanho.</text:p>
      <text:p text:style-name="P13"/>
      <text:p text:style-name="P13">Quartis: são os valores da variável que divide o conjunto de dados ordenados</text:p>
      <text:p text:style-name="P13">em quatro subgrupos de mesmo tamanho.</text:p>
      <text:p text:style-name="P13"/>
      <text:p text:style-name="P13">Posição:</text:p>
      <text:p text:style-name="P13">DISCUTIR O SLIDE.</text:p>
      <text:p text:style-name="P13"/>
      <text:p text:style-name="P26"/>
      <text:p text:style-name="P26"/>
      <text:p text:style-name="P26"/>
      <text:p text:style-name="P26"><text:soft-page-break/>SLIDE 29</text:p>
      <text:p text:style-name="P26"/>
      <text:p text:style-name="P13">O boxplot é um resumo de 5 número que tenta resumir a distribuição dos valores da variável de interesse. Esta linha representa o valor minimo ou limite inferior, depois apresenta o primeiro quartil, a media o terceiro quartil e por fim o máximo. <text:span text:style-name="T7">O Boxplot é uma alternativa ao histograma em geral mais robusta a presença de valores extremos.</text:span></text:p>
      <text:p text:style-name="P13"/>
      <text:p text:style-name="P27">SLIDE 30</text:p>
      <text:p text:style-name="P27"/>
      <text:p text:style-name="P14">É um esquema gráfico excelente para explorar relacões entre variáveis qualitativas e contínuas.</text:p>
      <text:p text:style-name="P14">Por exemplo, podemos facilmente comparar a distribuição do peso e altura entre homens e mulheres ou entre fumantes e não fumantes. </text:p>
      <text:p text:style-name="P14"/>
      <text:p text:style-name="P27">SLIDE 31</text:p>
      <text:p text:style-name="P27"/>
      <text:p text:style-name="P14">Para explorar a relação entre duas variaveis quantitativas a escolha mais popular é o diagrama de dispersão. Esse gráfico basicamente plota os valores de uma variável no eixo X contra os valores da outra variável no eixo Y como mostrado nesta figura onde vemos a Altura versus o Peso.</text:p>
      <text:p text:style-name="P14">Por exemplo, para este primeiro ponto temos uma pessoa com altura em torno de 1,40 e peso perto de 45 kg. Outro exemplo temos aqui uma pessoa com cerca de 1,70 e mais de 90kg.</text:p>
      <text:p text:style-name="P14">Aparentemente indivíduos mais altos são também os mais pesados. Isso indica que existe uma relação entre Altura e Peso e esta relação é positiva, ou seja, cresce a altura aumenta o peso.</text:p>
      <text:p text:style-name="P14"/>
      <text:p text:style-name="P28">SLIDE 32</text:p>
      <text:p text:style-name="P15"/>
      <text:p text:style-name="P15">A seguir apresento algumas formas que o diagrama de dispersão pode assumir na prática.</text:p>
      <text:p text:style-name="P15"/>
      <text:p text:style-name="P15">Temos a relação positiva, aumenta X aumenta Y.</text:p>
      <text:p text:style-name="P15">A relação nula ou não relação aumenta X não muda nada em Y e</text:p>
      <text:p text:style-name="P15">a relação negativa aumenta X diminui Y.</text:p>
      <text:p text:style-name="P15"/>
      <text:p text:style-name="P15">Essas são relações lineares, porém na prática podemos ter relações não tão simples como as mostradas nesta figura.</text:p>
      <text:p text:style-name="P15">Onde a variavel X aumentar pode impiar ambos aumento e descrescimo em Y e até mesmo comportamento ciclico neste gráfico.</text:p>
      <text:p text:style-name="P15"/>
      <text:p text:style-name="P29">SLIDE 33</text:p>
      <text:p text:style-name="P29"/>
      <text:p text:style-name="P16">Por fim, podemos explorar a relação entre duas variáveis qualitativas. Neste caso o gráfico de mosaico é a representação indicada.</text:p>
      <text:p text:style-name="P16">Neste exemplos exploramos a relação entre habito de fumar e sexo.</text:p>
      <text:p text:style-name="P16">Vamos que as mulheres são maioria na amostra e os não fumantes também são maioria.</text:p>
      <text:p text:style-name="P16">Para comparar o percentual de fumantes entre os sexos olhamos o tamanho das caixas e as diferenças nas extremidades. Neste caso vemos que os homens tendem a fumar mais do que as mulhres proporcionalmente. Porém a diferença parece pequena.</text:p>
      <text:p text:style-name="P16"/>
      <text:p text:style-name="P30">SLIDE 34</text:p>
      <text:p text:style-name="P30"/>
      <text:p text:style-name="P17">Netsa aula vimos que as Tabelas de frequencia podem ser usadas para todos os tipos de variáveis, sendo que para quantiativas podemos ter que sperar os dados em classes,</text:p>
      <text:p text:style-name="P17">Com relação aos gráficos temos que para qualitativas nominal e ordinal os gráficos de setores e barras são os indicados.</text:p>
      <text:p text:style-name="P17"><text:soft-page-break/>Para Quantitativas discretas temos os graficos de barras (poucos valroes) e histograms e boxplots no caso de muitos valores.</text:p>
      <text:p text:style-name="P17"/>
      <text:p text:style-name="P17">Para quantativas contínuas também são indicados o historgrama e o boxplot.</text:p>
      <text:p text:style-name="P17"/>
      <text:p text:style-name="P17">Por fim, vimos que podemos explorar relações entre diferentes tipos de variáveis e os gráficos adequados para isto.</text:p>
      <text:p text:style-name="P17"/>
      <text:p text:style-name="P17">Assim temos que para duas quantiativas o digarama de dispersão é o mais indicado.</text:p>
      <text:p text:style-name="P17"/>
      <text:p text:style-name="P17">Para explorar a relação entre uma qualitativa e uma quantitativa o boxplot para cada nivel da qualitativa é a melhor forma.</text:p>
      <text:p text:style-name="P17"/>
      <text:p text:style-name="P17">Por fim para ver a relação entre duas qualitativas podemos usar o gráfico mosaico.</text:p>
      <text:p text:style-name="P17"/>
      <text:p text:style-name="P31">SLIDE 35 <text:span text:style-name="T8">e 36</text:span></text:p>
      <text:p text:style-name="P31"/>
      <text:p text:style-name="P32">Hoje terminamos aqui e ficam alguns exercicios para vocês praticarem.</text:p>
      <text:p text:style-name="P32">Voltamos no próximo video com o capítulo 2 do livro texto onde discutiremos o conteúdo de Probabilidades.</text:p>
      <text:p text:style-name="P32"/>
      <text:p text:style-name="P32">Até l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3:52:50.399133920</meta:creation-date>
    <dc:date>2019-02-12T14:01:53.417474483</dc:date>
    <meta:editing-duration>PT4H44M44S</meta:editing-duration>
    <meta:editing-cycles>17</meta:editing-cycles>
    <meta:generator>LibreOffice/4.2.8.2$Linux_X86_64 LibreOffice_project/420m0$Build-2</meta:generator>
    <meta:document-statistic meta:table-count="0" meta:image-count="0" meta:object-count="0" meta:page-count="7" meta:paragraph-count="141" meta:word-count="2712" meta:character-count="16136" meta:non-whitespace-character-count="13537"/>
  </office:meta>
</office:document-meta>
</file>